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7307694100136380086"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943247831416490264"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7628494553987228886"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1873952206554484503"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303125996612484408"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3564069943296894900"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6058886439953134816"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8670094743179428217"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0834241" text:continue-list="list6058886439953134816"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591334421768029407"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819303"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837818"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0817866"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0819251"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829213"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324491745649629485"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1737768709086725186"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22957179604067082"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831336"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787547016908027643"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712331336602985690"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954521170711670782" text:style-name="L15">
        <text:list-item>
          <text:list>
            <text:list-header>
              <text:p text:style-name="P184">1.5 miles averaging about 9:40/mile and rest 1 min</text:p>
            </text:list-header>
          </text:list>
        </text:list-item>
      </text:list>
      <text:p text:style-name="P24">1 mile in 8:26 and rest 2 min</text:p>
      <text:list xml:id="list4371309074752462503"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033727170504656029"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817759"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7993565291252058447"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858044077085539079"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791321032344649195"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0828422" text:continue-list="list4858044077085539079" text:style-name="L19">
        <text:list-item>
          <text:list>
            <text:list-header>
              <text:p text:style-name="P188">(Pace*HR)=1240</text:p>
            </text:list-header>
          </text:list>
        </text:list-item>
      </text:list>
      <text:list xml:id="list40830677" text:continue-list="list7993565291252058447" text:style-name="L18">
        <text:list-item>
          <text:list>
            <text:list-header>
              <text:p text:style-name="P187">2 miles at 10:46/mile Ave HR= 121 bpm and rest a few minutes</text:p>
            </text:list-header>
          </text:list>
        </text:list-item>
      </text:list>
      <text:list xml:id="list40840273" text:continue-list="list40828422"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0814740"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716129463995710229"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199171252019648599"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920522776770430880"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708280588134711200"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643596258817425504"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310949310207987928"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0839279"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835957"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593170878354429121"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144918312781719411"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46933823463102120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536345650987393714"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971677425068757228"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366291878453195124" text:style-name="L32">
        <text:list-item>
          <text:list>
            <text:list-header>
              <text:p text:style-name="P198">0.25 miles in 2:54</text:p>
              <text:p text:style-name="P198">1 mile in 9:21 going faster as I ran and ending at around 8:30 pace</text:p>
            </text:list-header>
          </text:list>
        </text:list-item>
      </text:list>
      <text:list xml:id="list4150120108053520585"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949328211647910422"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195481534904581554"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361936187875493614"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12721596093575916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754905694778288976"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text:soft-page-break/>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343706182681984661" text:style-name="L39">
        <text:list-item>
          <text:list>
            <text:list-header>
              <text:p text:style-name="P209">3.17 mile runs - 10 Greendale Cemetery loops, Total vertical ascent: 220 ft</text:p>
            </text:list-header>
          </text:list>
        </text:list-item>
      </text:list>
      <text:p text:style-name="P15"><text:soft-page-break/></text:p>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text:soft-page-break/></text:p>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23T20:57:19.44</dc:date>
    <dc:creator>James Lombardi</dc:creator>
    <meta:editing-duration>P29DT23H14M47S</meta:editing-duration>
    <meta:editing-cycles>2236</meta:editing-cycles>
    <meta:generator>OpenOffice/4.1.2$Win32 OpenOffice.org_project/412m3$Build-9782</meta:generator>
    <meta:document-statistic meta:table-count="0" meta:image-count="9" meta:object-count="0" meta:page-count="221" meta:paragraph-count="6489" meta:word-count="69795" meta:character-count="356959"/>
  </office:meta>
</office:document-meta>
</file>